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6.64pt"/>
    </style:style>
    <style:style style:name="co2" style:family="table-column">
      <style:table-column-properties fo:break-before="auto" style:column-width="208.46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137.11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4.3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ro9" style:family="table-row">
      <style:table-row-properties style:row-height="13.4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009933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value-type" style:repeat-conten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text-underline-style="solid" style:text-underline-width="auto" style:text-underline-color="font-color" style:font-name-asian="Arial" style:font-size-asian="10pt" style:font-name-complex="DejaVu Sans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text-underline-style="solid" style:text-underline-width="auto" style:text-underline-color="font-color" style:font-size-asian="10pt" style:font-size-complex="10pt"/>
    </style:style>
    <style:style style:name="ce15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009933" style:text-align-source="fix" style:repeat-content="false" fo:wrap-option="no-wrap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fo:color="#000000"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009933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style:font-size-asian="10pt" style:font-size-complex="10pt"/>
    </style:style>
    <style:style style:name="T3" style:family="text">
      <style:text-properties fo:country="none" style:country-asian="none" style:country-complex="none" style:font-name-asian="Cantarell" style:font-name-complex="Cantarell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3"/>
        <table:table-column table:style-name="co8" table:number-columns-repeated="248" table:default-cell-style-name="ce3"/>
        <table:table-column table:style-name="co9" table:number-columns-repeated="769" table:default-cell-style-name="ce3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1" office:value-type="string" calcext:value-type="string">
            <text:p>Qty</text:p>
          </table:table-cell>
          <table:table-cell table:style-name="ce17" office:value-type="string" calcext:value-type="string">
            <text:p>Estimated</text:p>
            <text:p> Price per Unit (euro)</text:p>
          </table:table-cell>
          <table:table-cell table:style-name="ce1" office:value-type="string" calcext:value-type="string">
            <text:p>Total</text:p>
            <text:p> Price (euro)</text:p>
          </table:table-cell>
          <table:table-cell table:style-name="ce18"/>
          <table:table-cell table:style-name="ce20" table:number-columns-repeated="18"/>
          <table:table-cell table:style-name="ce18" table:number-columns-repeated="999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side_sensor_holder.stl</text:p>
          </table:table-cell>
          <table:table-cell table:style-name="ce2" office:value-type="string" calcext:value-type="string">
            <text:p>Axis side with homing senso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spacer_collar.stl</text:p>
          </table:table-cell>
          <table:table-cell table:style-name="ce2" office:value-type="string" calcext:value-type="string">
            <text:p>Axis spacer coll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b_mount.stl</text:p>
          </table:table-cell>
          <table:table-cell office:value-type="string" calcext:value-type="string">
            <text:p>PCB mount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tor_mount.fcstd</text:p>
          </table:table-cell>
          <table:table-cell table:style-name="ce2" office:value-type="string" calcext:value-type="string">
            <text:p>Motor mount</text:p>
          </table:table-cell>
          <table:table-cell table:style-name="ce10" table:formula="of:=HYPERLINK(&quot;http://grobotronics.com/stepper-motor-mount-with-hardwa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8" calcext:value-type="float">
            <text:p>4.8</text:p>
          </table:table-cell>
          <table:table-cell table:style-name="ce8" table:formula="of:=[.D14]*[.E14]" office:value-type="float" office:value="9.6" calcext:value-type="float">
            <text:p>9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coder_holder.stl</text:p>
          </table:table-cell>
          <table:table-cell office:value-type="string" calcext:value-type="string">
            <text:p>Encoder 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_slot20_102.fcstd</text:p>
          </table:table-cell>
          <table:table-cell table:style-name="ce2" office:value-type="string" calcext:value-type="string">
            <text:p>T slot 20x20 L102</text:p>
          </table:table-cell>
          <table:table-cell table:style-name="ce10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table:formula="of:=[.E16]*[.D16]" office:value-type="float" office:value="9.18" calcext:value-type="float">
            <text:p>9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L160</text:p>
          </table:table-cell>
          <table:table-cell table:style-name="ce11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7]*[.E17]" office:value-type="float" office:value="3.2" calcext:value-type="float">
            <text:p>3.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_slot20_180.fcstd</text:p>
          </table:table-cell>
          <table:table-cell office:value-type="string" calcext:value-type="string">
            <text:p>T slot 20x20 L180</text:p>
          </table:table-cell>
          <table:table-cell table:style-name="ce12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D18]*[.E18]" office:value-type="float" office:value="3.6" calcext:value-type="float">
            <text:p>3.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VC_tube</text:p>
          </table:table-cell>
          <table:table-cell table:style-name="ce2" office:value-type="string" calcext:value-type="string">
            <text:p>PVC tube Φ32 L2m</text:p>
          </table:table-cell>
          <table:table-cell table:style-name="ce13" table:formula="of:=HYPERLINK(&quot;http://e-damianakis.gr/category-127/category-128/category-130/condur-conflex/akamptos-euthugrammos-swlhnas-condur-o32-kouvidis.html&quot;;&quot;[4]&quot;)" office:value-type="string" office:string-value="[4]" calcext:value-type="string">
            <text:p>[4]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9]*[.E19]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3_TSlot20_Nut.stl</text:p>
          </table:table-cell>
          <table:table-cell office:value-type="string" calcext:value-type="string">
            <text:p>M3 nut adapter for t slot, to mount encoder</text:p>
            <text:p>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bottom.fcstd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side_axis_A.fcstd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side_axis_B.fcstd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side_axis_x2.fcstd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side_axis_A.fcstd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side_axis_B.fcstd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side_axis_x2.fcstd</text:p>
          </table:table-cell>
          <table:table-cell office:value-type="string" calcext:value-type="string">
            <text:p>Part for weather proof box,4<text:span text:style-name="T1">th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top.fcstd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</text:p>
            <text:p>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15" table:number-columns-repeated="4"/>
          <table:table-cell table:style-name="ce4" table:number-columns-repeated="1018"/>
        </table:table-row>
        <table:table-row table:style-name="ro2">
          <table:table-cell table:style-name="ce2" office:value-type="string" calcext:value-type="string">
            <text:p>M5 Head Cap Screw L10</text:p>
          </table:table-cell>
          <table:table-cell table:style-name="ce2" office:value-type="string" calcext:value-type="string">
            <text:p>for t slo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Nuts slot 6</text:p>
          </table:table-cell>
          <table:table-cell table:style-name="ce2" office:value-type="string" calcext:value-type="string">
            <text:p>for t slots</text:p>
          </table:table-cell>
          <table:table-cell table:style-name="ce10" table:formula="of:=HYPERLINK(&quot;http://www.cnccat.com/index.php?id=2&amp;productid=139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formula="of:=[.E34]*[.D34]" office:value-type="float" office:value="11.2" calcext:value-type="float">
            <text:p>11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idden Corner Connection slot 6</text:p>
          </table:table-cell>
          <table:table-cell office:value-type="string" calcext:value-type="string">
            <text:p>for t slots</text:p>
          </table:table-cell>
          <table:table-cell table:style-name="ce10" table:formula="of:=HYPERLINK(&quot;http://www.cnccat.com/index.php?id=2&amp;productid=150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.4" calcext:value-type="float">
            <text:p>1.4</text:p>
          </table:table-cell>
          <table:table-cell table:style-name="ce8" table:formula="of:=[.E35]*[.D35]" office:value-type="float" office:value="61.6" calcext:value-type="float">
            <text:p>6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Head Cap Screw L20</text:p>
          </table:table-cell>
          <table:table-cell table:style-name="ce2" office:value-type="string" calcext:value-type="string">
            <text:p>for ball bearing hous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Nuts</text:p>
          </table:table-cell>
          <table:table-cell table:style-name="ce2" office:value-type="string" calcext:value-type="string">
            <text:p>for ball bearing housing and worm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Washers</text:p>
          </table:table-cell>
          <table:table-cell table:style-name="ce2" office:value-type="string" calcext:value-type="string">
            <text:p>general, OD:1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2xL9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Nu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Washers</text:p>
          </table:table-cell>
          <table:table-cell office:value-type="string" calcext:value-type="string">
            <text:p>OD: 8mm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Set Screw L10</text:p>
          </table:table-cell>
          <table:table-cell table:style-name="ce2" office:value-type="string" calcext:value-type="string">
            <text:p>for axis spacer coll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Head Cap Screw L50</text:p>
          </table:table-cell>
          <table:table-cell table:style-name="ce2" office:value-type="string" calcext:value-type="string">
            <text:p>for axis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Head Cap Screw L25</text:p>
          </table:table-cell>
          <table:table-cell table:style-name="ce2" office:value-type="string" calcext:value-type="string">
            <text:p>for homing r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Head Cap Screw L8</text:p>
          </table:table-cell>
          <table:table-cell table:style-name="ce2" office:value-type="string" calcext:value-type="string">
            <text:p>for stepper motor and DC motor mount flan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M3 Head Cap Screw L12</text:p>
          </table:table-cell>
          <table:table-cell table:style-name="ce5" office:value-type="string" calcext:value-type="string">
            <text:p><text:span text:style-name="T2">for homing sensor holder, encoder holder </text:span></text:p>
            <text:p><text:span text:style-name="T3">and DC motor mount</text:span>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style-name="ce19" table:number-columns-repeated="1018"/>
        </table:table-row>
        <table:table-row table:style-name="ro2">
          <table:table-cell office:value-type="string" calcext:value-type="string">
            <text:p>M3 Head Cap Screw L10</text:p>
          </table:table-cell>
          <table:table-cell office:value-type="string" calcext:value-type="string">
            <text:p>for pcb moun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4 Head Cap Screw L20</text:p>
          </table:table-cell>
          <table:table-cell table:style-name="ce2" office:value-type="string" calcext:value-type="string">
            <text:p>for motor moun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4 Nuts slot 6</text:p>
          </table:table-cell>
          <table:table-cell table:style-name="ce2" office:value-type="string" calcext:value-type="string">
            <text:p>for motor mount</text:p>
          </table:table-cell>
          <table:table-cell table:style-name="ce10" table:formula="of:=HYPERLINK(&quot;http://www.cnccat.com/index.php?id=2&amp;productid=1854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table:formula="of:=[.D49]*[.E49]" office:value-type="float" office:value="1.44" calcext:value-type="float">
            <text:p>1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4 Washer</text:p>
          </table:table-cell>
          <table:table-cell table:style-name="ce2" office:value-type="string" calcext:value-type="string">
            <text:p>for motor mount, OD: 9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M2 Thread-Forming Screw L6</text:p>
          </table:table-cell>
          <table:table-cell office:value-type="string" calcext:value-type="string">
            <text:p>for encoder hol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15" table:number-columns-repeated="4"/>
          <table:table-cell table:style-name="ce4" table:number-columns-repeated="1018"/>
        </table:table-row>
        <table:table-row table:style-name="ro2">
          <table:table-cell table:style-name="ce2" office:value-type="string" calcext:value-type="string">
            <text:p>Ball Bearing 6007ZZ</text:p>
          </table:table-cell>
          <table:table-cell table:style-name="ce2" office:value-type="string" calcext:value-type="string">
            <text:p>for main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53]*[.E53]"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4]*[.E54]" office:value-type="float" office:value="3.2" calcext:value-type="float">
            <text:p>3.2</text:p>
          </table:table-cell>
          <table:table-cell table:number-columns-repeated="1018"/>
        </table:table-row>
        <table:table-row table:style-name="ro7">
          <table:table-cell table:style-name="ce4" table:number-columns-repeated="2"/>
          <table:table-cell table:style-name="ce15" table:number-columns-repeated="4"/>
          <table:table-cell table:style-name="ce4" table:number-columns-repeated="1018"/>
        </table:table-row>
        <table:table-row table:style-name="ro7">
          <table:table-cell table:style-name="ce6" office:value-type="string" calcext:value-type="string">
            <text:p>Timing Pulley GT2, 6mm Belt, 20 Tooth, 5mm Bore</text:p>
          </table:table-cell>
          <table:table-cell/>
          <table:table-cell table:style-name="ce16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56]*[.E56]" office:value-type="float" office:value="8" calcext:value-type="float">
            <text:p>8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Timing Pulley GT2, 6mm Belt, 36 Tooth, 5mm Bore</text:p>
          </table:table-cell>
          <table:table-cell/>
          <table:table-cell table:style-name="ce16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D57]*[.E57]" office:value-type="float" office:value="12" calcext:value-type="float">
            <text:p>12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Timing Belt GT2, 158mm, Wide 6mm</text:p>
          </table:table-cell>
          <table:table-cell office:value-type="string" calcext:value-type="string">
            <text:p>for AZ axis</text:p>
          </table:table-cell>
          <table:table-cell table:style-name="ce16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D58]*[.E58]" office:value-type="float" office:value="1.5" calcext:value-type="float">
            <text:p>1.5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iming Belt GT2, 202mm, Wide 6mm</text:p>
          </table:table-cell>
          <table:table-cell office:value-type="string" calcext:value-type="string">
            <text:p>for EL axis</text:p>
          </table:table-cell>
          <table:table-cell table:style-name="ce13" table:formula="of:=HYPERLINK(&quot;http://grobotronics.com/timing-belt-gt2-202mm.html&quot;;&quot;[2]&quot;)" office:value-type="string" office:string-value="[2]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59]*[.E59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5" table:number-columns-repeated="4"/>
          <table:table-cell table:style-name="ce4" table:number-columns-repeated="1018"/>
        </table:table-row>
        <table:table-row table:style-name="ro8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59])" office:value-type="float" office:value="215.12" calcext:value-type="float">
            <text:p>215.12</text:p>
          </table:table-cell>
          <table:table-cell table:number-columns-repeated="1018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3:53:38.180446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5T20:20:47.742709577</dc:date>
    <dc:creator>Azisi </dc:creator>
    <meta:editing-duration>PT3H45M41S</meta:editing-duration>
    <meta:editing-cycles>20</meta:editing-cycles>
    <meta:generator>LibreOffice/4.4.5.2$Linux_X86_64 LibreOffice_project/40$Build-2</meta:generator>
    <meta:document-statistic meta:table-count="1" meta:cell-count="335" meta:object-count="0"/>
  </office:meta>
</office:document-meta>
</file>